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2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3.022cm"/>
    </style:style>
    <style:style style:name="co9" style:family="table-column">
      <style:table-column-properties fo:break-before="auto" style:column-width="2.041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3.812cm"/>
    </style:style>
    <style:style style:name="co13" style:family="table-column">
      <style:table-column-properties fo:break-before="auto" style:column-width="4.438cm"/>
    </style:style>
    <style:style style:name="co14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1" style:family="table-cell" style:parent-style-name="Default" style:data-style-name="N105"/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6" style:family="table-cell" style:parent-style-name="Default" style:data-style-name="N1"/>
    <style:style style:name="ce7" style:family="table-cell" style:parent-style-name="Default" style:data-style-name="N10111">
      <style:table-cell-properties fo:border-bottom="0.06pt solid #000000" fo:border-left="none" fo:border-right="none" fo:border-top="none"/>
    </style:style>
    <style:style style:name="ce8" style:family="table-cell" style:parent-style-name="Default" style:data-style-name="N10111"/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 style:data-style-name="N105"/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ce8"/>
        <table:table-column table:style-name="co5" table:default-cell-style-name="ce10"/>
        <table:table-column table:style-name="co5" table:default-cell-style-name="Default"/>
        <table:table-column table:style-name="co5" table:default-cell-style-name="ce10"/>
        <table:table-column table:style-name="co13" table:default-cell-style-name="Default"/>
        <table:table-column table:style-name="co14" table:default-cell-style-name="Default"/>
        <table:table-column table:style-name="co5" table:number-columns-repeated="4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delLife</text:p>
          </table:table-cell>
          <table:table-cell table:style-name="ce1" office:value-type="string" calcext:value-type="string">
            <text:p>vehicleLife</text:p>
          </table:table-cell>
          <table:table-cell table:style-name="ce5" office:value-type="string" calcext:value-type="string">
            <text:p>costFactor</text:p>
          </table:table-cell>
          <table:table-cell table:style-name="ce5" office:value-type="string" calcext:value-type="string">
            <text:p>runningCostFactor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power</text:p>
          </table:table-cell>
          <table:table-cell table:style-name="ce1" office:value-type="string" calcext:value-type="string">
            <text:p>weight</text:p>
          </table:table-cell>
          <table:table-cell table:style-name="ce7" office:value-type="string" calcext:value-type="string">
            <text:p>tec</text:p>
          </table:table-cell>
          <table:table-cell table:style-name="ce9" office:value-type="string" calcext:value-type="string">
            <text:p>gauge</text:p>
          </table:table-cell>
          <table:table-cell table:style-name="ce1" office:value-type="string" calcext:value-type="string">
            <text:p>service</text:p>
          </table:table-cell>
          <table:table-cell table:style-name="ce9" office:value-type="string" calcext:value-type="string">
            <text:p>length</text:p>
          </table:table-cell>
          <table:table-cell table:style-name="ce1" office:value-type="string" calcext:value-type="string">
            <text:p>imageFile</text:p>
          </table:table-cell>
          <table:table-cell table:style-name="ce1" office:value-type="string" calcext:value-type="string">
            <text:p>animationFrames</text:p>
          </table:table-cell>
          <table:table-cell table:style-name="ce1" office:value-type="string" calcext:value-type="string">
            <text:p>tenderLength</text:p>
          </table:table-cell>
          <table:table-cell table:style-name="ce1" office:value-type="string" calcext:value-type="string">
            <text:p>effect</text:p>
          </table:table-cell>
          <table:table-cell table:style-name="ce1" table:number-columns-repeated="47"/>
        </table:table-row>
        <table:table-row table:style-name="ro1">
          <table:table-cell office:value-type="string" calcext:value-type="string">
            <text:p>030_perruca</text:p>
          </table:table-cell>
          <table:table-cell office:value-type="string" calcext:value-type="string">
            <text:p>date(1880,01,01)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(16406/234374)*100" office:value-type="float" office:value="6.99992319967232" calcext:value-type="float">
            <text:p>7</text:p>
          </table:table-cell>
          <table:table-cell table:formula="of:=(1640/3280)*100" office:value-type="float" office:value="50" calcext:value-type="float">
            <text:p>50</text:p>
          </table:table-cell>
          <table:table-cell office:value-type="string" calcext:value-type="string">
            <text:p>80 km/h</text:p>
          </table:table-cell>
          <table:table-cell office:value-type="string" calcext:value-type="string">
            <text:p>973 hpM</text:p>
          </table:table-cell>
          <table:table-cell office:value-type="string" calcext:value-type="string">
            <text:p>65 ton</text:p>
          </table:table-cell>
          <table:table-cell office:value-type="float" office:value="0.09261223008" calcext:value-type="float">
            <text:p>0.0926122301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040_verraco</text:p>
          </table:table-cell>
          <table:table-cell office:value-type="string" calcext:value-type="string">
            <text:p>date(1864,01,01)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table:formula="of:=(18750/234374)*100" office:value-type="float" office:value="8.00003413347897" calcext:value-type="float">
            <text:p>8</text:p>
          </table:table-cell>
          <table:table-cell table:formula="of:=(2132/3280)*100" office:value-type="float" office:value="65" calcext:value-type="float">
            <text:p>65</text:p>
          </table:table-cell>
          <table:table-cell office:value-type="string" calcext:value-type="string">
            <text:p>80 km/h</text:p>
          </table:table-cell>
          <table:table-cell office:value-type="string" calcext:value-type="string">
            <text:p>593 hpM</text:p>
          </table:table-cell>
          <table:table-cell office:value-type="string" calcext:value-type="string">
            <text:p>63 ton</text:p>
          </table:table-cell>
          <table:table-cell office:value-type="float" office:value="0.117908162888" calcext:value-type="float">
            <text:p>0.1179081629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40_consolidacion</text:p>
          </table:table-cell>
          <table:table-cell office:value-type="string" calcext:value-type="string">
            <text:p>date(1920,01,01)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23436/234374)*100" office:value-type="float" office:value="9.99940266411803" calcext:value-type="float">
            <text:p>10</text:p>
          </table:table-cell>
          <table:table-cell table:formula="of:=(2952/3280)*100" office:value-type="float" office:value="90" calcext:value-type="float">
            <text:p>90</text:p>
          </table:table-cell>
          <table:table-cell office:value-type="string" calcext:value-type="string">
            <text:p>72 km/h</text:p>
          </table:table-cell>
          <table:table-cell office:value-type="string" calcext:value-type="string">
            <text:p>1318 hpM</text:p>
          </table:table-cell>
          <table:table-cell office:value-type="string" calcext:value-type="string">
            <text:p>120 ton</text:p>
          </table:table-cell>
          <table:table-cell office:value-type="float" office:value="0.29676530604529" calcext:value-type="float">
            <text:p>0.2967653060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240_mastodonte</text:p>
          </table:table-cell>
          <table:table-cell office:value-type="string" calcext:value-type="string">
            <text:p>date(1911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35156/234374)*100" office:value-type="float" office:value="14.9999573331513" calcext:value-type="float">
            <text:p>15</text:p>
          </table:table-cell>
          <table:table-cell table:formula="of:=(4264/3280)*100" office:value-type="float" office:value="130" calcext:value-type="float">
            <text:p>130</text:p>
          </table:table-cell>
          <table:table-cell office:value-type="string" calcext:value-type="string">
            <text:p>105 km/h</text:p>
          </table:table-cell>
          <table:table-cell office:value-type="string" calcext:value-type="string">
            <text:p>1369 hpM</text:p>
          </table:table-cell>
          <table:table-cell office:value-type="string" calcext:value-type="string">
            <text:p>130 ton</text:p>
          </table:table-cell>
          <table:table-cell office:value-type="float" office:value="0.2966326529841" calcext:value-type="float">
            <text:p>0.2966326530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282_garrafeta</text:p>
          </table:table-cell>
          <table:table-cell office:value-type="string" calcext:value-type="string">
            <text:p>date(1911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44530/234374)*100" office:value-type="float" office:value="18.9995477314037" calcext:value-type="float">
            <text:p>19</text:p>
          </table:table-cell>
          <table:table-cell table:formula="of:=(4756/3280)*100" office:value-type="float" office:value="145" calcext:value-type="float">
            <text:p>145</text:p>
          </table:table-cell>
          <table:table-cell office:value-type="string" calcext:value-type="string">
            <text:p>60 km/h</text:p>
          </table:table-cell>
          <table:table-cell office:value-type="string" calcext:value-type="string">
            <text:p>1825 hpM</text:p>
          </table:table-cell>
          <table:table-cell office:value-type="string" calcext:value-type="string">
            <text:p>170 ton</text:p>
          </table:table-cell>
          <table:table-cell office:value-type="float" office:value="0.12844897955844" calcext:value-type="float">
            <text:p>0.1284489796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241_montanya</text:p>
          </table:table-cell>
          <table:table-cell office:value-type="string" calcext:value-type="string">
            <text:p>date(1928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38812/234374)*100" office:value-type="float" office:value="16.5598573220579" calcext:value-type="float">
            <text:p>17</text:p>
          </table:table-cell>
          <table:table-cell table:formula="of:=(2362/3280)*100" office:value-type="float" office:value="72.0121951219512" calcext:value-type="float">
            <text:p>72</text:p>
          </table:table-cell>
          <table:table-cell office:value-type="string" calcext:value-type="string">
            <text:p>120 km/h</text:p>
          </table:table-cell>
          <table:table-cell office:value-type="string" calcext:value-type="string">
            <text:p>2738 hpM</text:p>
          </table:table-cell>
          <table:table-cell office:value-type="string" calcext:value-type="string">
            <text:p>180 ton</text:p>
          </table:table-cell>
          <table:table-cell office:value-type="float" office:value="0.29647959175965" calcext:value-type="float">
            <text:p>0.2964795918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ep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231_pacific</text:p>
          </table:table-cell>
          <table:table-cell office:value-type="string" calcext:value-type="string">
            <text:p>date(1928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32812/234374)*100" office:value-type="float" office:value="13.9998463993446" calcext:value-type="float">
            <text:p>14</text:p>
          </table:table-cell>
          <table:table-cell table:formula="of:=(2296/3280)*100" office:value-type="float" office:value="70" calcext:value-type="float">
            <text:p>70</text:p>
          </table:table-cell>
          <table:table-cell office:value-type="string" calcext:value-type="string">
            <text:p>125 km/h</text:p>
          </table:table-cell>
          <table:table-cell office:value-type="string" calcext:value-type="string">
            <text:p>2079 hpM</text:p>
          </table:table-cell>
          <table:table-cell office:value-type="string" calcext:value-type="string">
            <text:p>130 ton</text:p>
          </table:table-cell>
          <table:table-cell office:value-type="float" office:value="0.29669387747388" calcext:value-type="float">
            <text:p>0.2966938775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epl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51_santafe</text:p>
          </table:table-cell>
          <table:table-cell office:value-type="string" calcext:value-type="string">
            <text:p>date(1942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42186/234374)*100" office:value-type="float" office:value="17.999436797597" calcext:value-type="float">
            <text:p>18</text:p>
          </table:table-cell>
          <table:table-cell table:formula="of:=(4592/3280)*100" office:value-type="float" office:value="140" calcext:value-type="float">
            <text:p>140</text:p>
          </table:table-cell>
          <table:table-cell office:value-type="string" calcext:value-type="string">
            <text:p>100 km/h</text:p>
          </table:table-cell>
          <table:table-cell office:value-type="string" calcext:value-type="string">
            <text:p>4113 hpM</text:p>
          </table:table-cell>
          <table:table-cell office:value-type="string" calcext:value-type="string">
            <text:p>213 ton</text:p>
          </table:table-cell>
          <table:table-cell office:value-type="float" office:value="0.29654081624943" calcext:value-type="float">
            <text:p>0.2965408162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41_mikado</text:p>
          </table:table-cell>
          <table:table-cell office:value-type="string" calcext:value-type="string">
            <text:p>date(1917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53906/234374)*100" office:value-type="float" office:value="22.9999914666303" calcext:value-type="float">
            <text:p>23</text:p>
          </table:table-cell>
          <table:table-cell table:formula="of:=(4112/3280)*100" office:value-type="float" office:value="125.365853658537" calcext:value-type="float">
            <text:p>125</text:p>
          </table:table-cell>
          <table:table-cell office:value-type="string" calcext:value-type="string">
            <text:p>90 km/h</text:p>
          </table:table-cell>
          <table:table-cell office:value-type="string" calcext:value-type="string">
            <text:p>2028 hpM</text:p>
          </table:table-cell>
          <table:table-cell office:value-type="string" calcext:value-type="string">
            <text:p>150 ton</text:p>
          </table:table-cell>
          <table:table-cell office:value-type="float" office:value="0.29659183665758" calcext:value-type="float">
            <text:p>0.2965918367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f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242_confederacion</text:p>
          </table:table-cell>
          <table:table-cell office:value-type="string" calcext:value-type="string">
            <text:p>date(1956,01,01) 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(46874/234374)*100" office:value-type="float" office:value="19.9996586652103" calcext:value-type="float">
            <text:p>20</text:p>
          </table:table-cell>
          <table:table-cell table:formula="of:=(5788/3280)*100" office:value-type="float" office:value="176.463414634146" calcext:value-type="float">
            <text:p>176</text:p>
          </table:table-cell>
          <table:table-cell office:value-type="string" calcext:value-type="string">
            <text:p>125 km/h</text:p>
          </table:table-cell>
          <table:table-cell office:value-type="string" calcext:value-type="string">
            <text:p>4563 hpM</text:p>
          </table:table-cell>
          <table:table-cell office:value-type="string" calcext:value-type="string">
            <text:p>213 ton</text:p>
          </table:table-cell>
          <table:table-cell office:value-type="float" office:value="0.09923469385175" calcext:value-type="float">
            <text:p>0.0992346939</text:p>
          </table:table-cell>
          <table:table-cell office:value-type="string" calcext:value-type="string">
            <text:p>iberian</text:p>
          </table:table-cell>
          <table:table-cell office:value-type="string" calcext:value-type="string">
            <text:p>eph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rraco/Verraco.png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47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for" table:style-name="ta1">
        <table:table-column table:style-name="co12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entificador de NML de la locomotora/maqu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echa de introducción del modelo en formato NML : date(YYYY,MM,DD) <text:s text:c="2"/>(cuidado que el Libreoffice tiene a poner la “D” en mayuscul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Life</text:p>
          </table:table-cell>
          <table:table-cell office:value-type="string" calcext:value-type="string">
            <text:p>Tiempo en años que el modelo se puede compr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icleLife</text:p>
          </table:table-cell>
          <table:table-cell office:value-type="string" calcext:value-type="string">
            <text:p>Vida de una maquina compra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tFactor</text:p>
          </table:table-cell>
          <table:table-cell office:value-type="string" calcext:value-type="string">
            <text:p>Factor de coste de compra respecto al precio base de una maquina de vap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nningCostFactor</text:p>
          </table:table-cell>
          <table:table-cell office:value-type="string" calcext:value-type="string">
            <text:p>Factor de coste de funcionamiento respecto al precio base de una maquina de vap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Velocidad en formato NML, por ejemplo 90 km/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otencia de la maquina en formato NML. “hpM” son caballos de vapor o “cv” que usamos aquí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Peso de la maquina en formato NML, por ejemplo “80 ton”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c</text:p>
          </table:table-cell>
          <table:table-cell office:value-type="string" calcext:value-type="string">
            <text:p>Factor de esfuerzo de tracción. Se usa para calcular el esfuerzo de tracción maximo de la maquina. Se puede calcular de la siguiente forma : Tec = Te en KNewtons / (9.8 * Peso en Tonelada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uge</text:p>
          </table:table-cell>
          <table:table-cell office:value-type="string" calcext:value-type="string">
            <text:p>Track gauge : iberian, standard (aka Spanish high speed tracks), nar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Type of service : p-&gt;passengers, ep-&gt;express passengers, hp-&gt;high speed passengers, f-&gt;freight, lf-&gt;light freight, hf-&gt;heavy freight, ephf-&gt;express passengers or heavy freight, hphf-&gt;high speed passengers or heavy freig, eplf-&gt;express passengers or light freight, fp-&gt;freight or passengers, lfep-&gt;light freight or express passenger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Longitud de la maquina (de 1 a 8). Una unidad representa 4 pixeles de un sprite clasico en la diagonal horizontal (ver gfx/TTD sizes.p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ageFile</text:p>
          </table:table-cell>
          <table:table-cell office:value-type="string" calcext:value-type="string">
            <text:p>Ruta dentro de la carpeta “gfx” al fichero de imagen con los spri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mationFrames</text:p>
          </table:table-cell>
          <table:table-cell office:value-type="string" calcext:value-type="string">
            <text:p>N.º de frames de animación de la locomotora. Usualmente son 4 o 6 si hay alguna animació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derLength</text:p>
          </table:table-cell>
          <table:table-cell office:value-type="string" calcext:value-type="string">
            <text:p>Longitud del tender (de 1 a 8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fect</text:p>
          </table:table-cell>
          <table:table-cell office:value-type="string" calcext:value-type="string">
            <text:p>Posicion del efecto (vapor, humo y chispas). Rango de valores: [-8,7]</text:p>
          </table:table-cell>
          <table:table-cell table:number-columns-repeated="2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c = Te en KNewtons / (9.8 * Peso en Toneladas)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c = Te en Kgr / <text:s/>Peso en Tonelada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ste base</text:p>
          </table:table-cell>
          <table:table-cell table:style-name="ce17" office:value-type="currency" office:currency="EUR" office:value="234374" calcext:value-type="currency">
            <text:p>234.374,00 €</text:p>
          </table:table-cell>
          <table:table-cell/>
          <table:table-cell office:value-type="string" calcext:value-type="string">
            <text:p>Coste real = coefiente * coste base <text:s/>→ coeficiente = coste real / coste base</text:p>
          </table:table-cell>
        </table:table-row>
        <table:table-row table:style-name="ro1">
          <table:table-cell office:value-type="string" calcext:value-type="string">
            <text:p>Coste operación base</text:p>
          </table:table-cell>
          <table:table-cell table:style-name="ce17" office:value-type="currency" office:currency="EUR" office:value="3280" calcext:value-type="currency">
            <text:p>3.280,00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 number:title="Definido por el usuario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111" number:language="en" number:country="GB">
      <number:number number:decimal-places="10" loext:min-decimal-places="10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22:31:14.7127651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27T22:32:08.615757167</dc:date>
    <meta:editing-duration>PT1H22M</meta:editing-duration>
    <meta:editing-cycles>35</meta:editing-cycles>
    <meta:document-statistic meta:table-count="2" meta:cell-count="228" meta:object-count="0"/>
  </office:meta>
</office:document-meta>
</file>